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2" style:list-style-name="L14"/>
    <style:style style:name="P5" style:family="paragraph" style:parent-style-name="Heading_20_2" style:list-style-name="L12"/>
    <style:style style:name="P6" style:family="paragraph" style:parent-style-name="Heading_20_3" style:list-style-name="L12"/>
    <style:style style:name="P7" style:family="paragraph" style:parent-style-name="Text_20_body">
      <style:text-properties officeooo:rsid="0008fd0c" officeooo:paragraph-rsid="0008fd0c"/>
    </style:style>
    <style:style style:name="P8" style:family="paragraph" style:parent-style-name="Text_20_body" style:list-style-name="L1">
      <style:text-properties officeooo:rsid="0008fd0c" officeooo:paragraph-rsid="0008fd0c"/>
    </style:style>
    <style:style style:name="P9" style:family="paragraph" style:parent-style-name="Text_20_body" style:list-style-name="L2">
      <style:text-properties officeooo:rsid="000d8142" officeooo:paragraph-rsid="000d8142"/>
    </style:style>
    <style:style style:name="P10" style:family="paragraph" style:parent-style-name="Text_20_body" style:list-style-name="L3">
      <style:text-properties officeooo:rsid="000e7cad" officeooo:paragraph-rsid="000e7cad"/>
    </style:style>
    <style:style style:name="P11" style:family="paragraph" style:parent-style-name="Text_20_body" style:list-style-name="L4">
      <style:text-properties officeooo:rsid="00100dd0" officeooo:paragraph-rsid="00100dd0"/>
    </style:style>
    <style:style style:name="P12" style:family="paragraph" style:parent-style-name="Text_20_body">
      <style:text-properties officeooo:rsid="0010418b" officeooo:paragraph-rsid="0010418b"/>
    </style:style>
    <style:style style:name="P13" style:family="paragraph" style:parent-style-name="Text_20_body" style:list-style-name="L5">
      <style:text-properties officeooo:rsid="0010418b" officeooo:paragraph-rsid="0010418b"/>
    </style:style>
    <style:style style:name="P14" style:family="paragraph" style:parent-style-name="Text_20_body" style:list-style-name="L6">
      <style:text-properties officeooo:rsid="0010418b" officeooo:paragraph-rsid="0010418b"/>
    </style:style>
    <style:style style:name="P15" style:family="paragraph" style:parent-style-name="Text_20_body" style:list-style-name="L6">
      <style:text-properties officeooo:paragraph-rsid="0010418b"/>
    </style:style>
    <style:style style:name="P16" style:family="paragraph" style:parent-style-name="Text_20_body">
      <style:text-properties officeooo:rsid="00120527" officeooo:paragraph-rsid="00120527"/>
    </style:style>
    <style:style style:name="P17" style:family="paragraph" style:parent-style-name="Text_20_body" style:list-style-name="L7">
      <style:text-properties officeooo:rsid="00120527" officeooo:paragraph-rsid="00120527"/>
    </style:style>
    <style:style style:name="P18" style:family="paragraph" style:parent-style-name="Text_20_body">
      <style:text-properties officeooo:rsid="0012f650" officeooo:paragraph-rsid="0012f650"/>
    </style:style>
    <style:style style:name="P19" style:family="paragraph" style:parent-style-name="Text_20_body">
      <style:text-properties officeooo:rsid="0014ab6f" officeooo:paragraph-rsid="0014ab6f"/>
    </style:style>
    <style:style style:name="P20" style:family="paragraph" style:parent-style-name="Text_20_body">
      <style:text-properties officeooo:rsid="001558f9" officeooo:paragraph-rsid="001558f9"/>
    </style:style>
    <style:style style:name="P21" style:family="paragraph" style:parent-style-name="Text_20_body" style:list-style-name="L9">
      <style:text-properties officeooo:rsid="001558f9" officeooo:paragraph-rsid="001558f9"/>
    </style:style>
    <style:style style:name="P22" style:family="paragraph" style:parent-style-name="Text_20_body">
      <style:text-properties officeooo:rsid="00158b50" officeooo:paragraph-rsid="00158b50"/>
    </style:style>
    <style:style style:name="P23" style:family="paragraph" style:parent-style-name="Text_20_body" style:list-style-name="L11">
      <style:text-properties officeooo:rsid="00158b50" officeooo:paragraph-rsid="00158b50"/>
    </style:style>
    <style:style style:name="P24" style:family="paragraph" style:parent-style-name="Text_20_body" style:list-style-name="L12">
      <style:text-properties officeooo:rsid="00160fac" officeooo:paragraph-rsid="00160fac"/>
    </style:style>
    <style:style style:name="P25" style:family="paragraph" style:parent-style-name="Text_20_body" style:list-style-name="L12">
      <style:text-properties officeooo:rsid="00177b58" officeooo:paragraph-rsid="00177b58"/>
    </style:style>
    <style:style style:name="P26" style:family="paragraph" style:parent-style-name="Text_20_body" style:list-style-name="L12">
      <style:text-properties officeooo:rsid="0019bbdd" officeooo:paragraph-rsid="0019bbdd"/>
    </style:style>
    <style:style style:name="P27" style:family="paragraph" style:parent-style-name="Text_20_body" style:list-style-name="L12">
      <style:text-properties officeooo:rsid="0019de74" officeooo:paragraph-rsid="0019de74"/>
    </style:style>
    <style:style style:name="P28" style:family="paragraph" style:parent-style-name="Text_20_body" style:list-style-name="L12">
      <style:text-properties officeooo:rsid="001a0405" officeooo:paragraph-rsid="001a0405"/>
    </style:style>
    <style:style style:name="P29" style:family="paragraph" style:parent-style-name="Text_20_body" style:list-style-name="L12">
      <style:text-properties officeooo:rsid="001b893e" officeooo:paragraph-rsid="001b893e"/>
    </style:style>
    <style:style style:name="P30" style:family="paragraph" style:parent-style-name="Text_20_body" style:list-style-name="L12">
      <style:text-properties officeooo:rsid="001c5f90" officeooo:paragraph-rsid="001c5f90"/>
    </style:style>
    <style:style style:name="P31" style:family="paragraph" style:parent-style-name="Text_20_body" style:list-style-name="L12">
      <style:text-properties officeooo:rsid="001ee6b1" officeooo:paragraph-rsid="001ee6b1"/>
    </style:style>
    <style:style style:name="P32" style:family="paragraph" style:parent-style-name="Text_20_body" style:list-style-name="L12">
      <style:text-properties officeooo:rsid="001f4402" officeooo:paragraph-rsid="001f4402"/>
    </style:style>
    <style:style style:name="P33" style:family="paragraph" style:parent-style-name="Text_20_body" style:list-style-name="L12">
      <style:text-properties officeooo:rsid="00203d90" officeooo:paragraph-rsid="00203d90"/>
    </style:style>
    <style:style style:name="P34" style:family="paragraph" style:parent-style-name="Text_20_body" style:list-style-name="L12">
      <style:text-properties officeooo:rsid="00221fd3" officeooo:paragraph-rsid="00221fd3"/>
    </style:style>
    <style:style style:name="P35" style:family="paragraph" style:parent-style-name="Text_20_body" style:list-style-name="L12">
      <style:text-properties officeooo:rsid="0022e8f5" officeooo:paragraph-rsid="0022e8f5"/>
    </style:style>
    <style:style style:name="P36" style:family="paragraph" style:parent-style-name="Text_20_body" style:list-style-name="L12">
      <style:text-properties officeooo:rsid="00259235" officeooo:paragraph-rsid="00259235"/>
    </style:style>
    <style:style style:name="P37" style:family="paragraph" style:parent-style-name="Text_20_body" style:list-style-name="L12">
      <style:text-properties officeooo:rsid="00261d43" officeooo:paragraph-rsid="00261d43"/>
    </style:style>
    <style:style style:name="P38" style:family="paragraph" style:parent-style-name="Text_20_body" style:list-style-name="L12">
      <style:text-properties officeooo:paragraph-rsid="0019bbdd"/>
    </style:style>
    <style:style style:name="P39" style:family="paragraph" style:parent-style-name="Text_20_body" style:list-style-name="L12">
      <style:text-properties officeooo:rsid="002a6d75" officeooo:paragraph-rsid="002a6d75"/>
    </style:style>
    <style:style style:name="P40" style:family="paragraph" style:parent-style-name="Text_20_body" style:list-style-name="L12">
      <style:text-properties officeooo:rsid="002ce8e1" officeooo:paragraph-rsid="002ce8e1"/>
    </style:style>
    <style:style style:name="P41" style:family="paragraph" style:parent-style-name="Text_20_body" style:list-style-name="L12">
      <style:text-properties officeooo:rsid="002e2ec0" officeooo:paragraph-rsid="002e2ec0"/>
    </style:style>
    <style:style style:name="P42" style:family="paragraph" style:parent-style-name="Text_20_body" style:list-style-name="L12">
      <style:text-properties officeooo:rsid="003044d5" officeooo:paragraph-rsid="003044d5"/>
    </style:style>
    <style:style style:name="P43" style:family="paragraph" style:parent-style-name="Text_20_body" style:list-style-name="L12">
      <style:text-properties officeooo:rsid="0030667d" officeooo:paragraph-rsid="0030667d"/>
    </style:style>
    <style:style style:name="P44" style:family="paragraph" style:parent-style-name="Text_20_body" style:list-style-name="L12">
      <style:text-properties officeooo:rsid="0033489c" officeooo:paragraph-rsid="0033489c"/>
    </style:style>
    <style:style style:name="P45" style:family="paragraph" style:parent-style-name="Text_20_body" style:list-style-name="L12">
      <style:text-properties officeooo:rsid="0037e12c" officeooo:paragraph-rsid="0037e12c"/>
    </style:style>
    <style:style style:name="P46" style:family="paragraph" style:parent-style-name="Text_20_body" style:list-style-name="L12">
      <style:text-properties officeooo:rsid="003a9339" officeooo:paragraph-rsid="003a9339"/>
    </style:style>
    <style:style style:name="P47" style:family="paragraph" style:parent-style-name="Text_20_body" style:list-style-name="L12">
      <style:text-properties officeooo:rsid="003c518f" officeooo:paragraph-rsid="003c518f"/>
    </style:style>
    <style:style style:name="P48" style:family="paragraph" style:parent-style-name="Text_20_body" style:list-style-name="L12">
      <style:text-properties officeooo:rsid="0041390e" officeooo:paragraph-rsid="0041390e"/>
    </style:style>
    <style:style style:name="P49" style:family="paragraph" style:parent-style-name="Text_20_body" style:list-style-name="L12">
      <style:text-properties officeooo:rsid="0044d0a9" officeooo:paragraph-rsid="0044d0a9"/>
    </style:style>
    <style:style style:name="P50" style:family="paragraph" style:parent-style-name="Text_20_body" style:list-style-name="L12">
      <style:text-properties officeooo:rsid="00498c5d" officeooo:paragraph-rsid="00498c5d"/>
    </style:style>
    <style:style style:name="P51" style:family="paragraph" style:parent-style-name="Text_20_body" style:list-style-name="L12">
      <style:text-properties officeooo:rsid="004b5b78" officeooo:paragraph-rsid="004b5b78"/>
    </style:style>
    <style:style style:name="P52" style:family="paragraph" style:parent-style-name="Text_20_body" style:list-style-name="L12">
      <style:text-properties officeooo:rsid="004dffca" officeooo:paragraph-rsid="004dffca"/>
    </style:style>
    <style:style style:name="P53" style:family="paragraph" style:parent-style-name="Text_20_body" style:list-style-name="L12">
      <style:text-properties officeooo:rsid="004f2eef" officeooo:paragraph-rsid="004f2eef"/>
    </style:style>
    <style:style style:name="P54" style:family="paragraph" style:parent-style-name="Text_20_body" style:list-style-name="L12">
      <style:text-properties officeooo:rsid="0050f3a6" officeooo:paragraph-rsid="0050f3a6"/>
    </style:style>
    <style:style style:name="P55" style:family="paragraph" style:parent-style-name="Text_20_body" style:list-style-name="L12">
      <style:text-properties officeooo:rsid="00521e54" officeooo:paragraph-rsid="00521e54"/>
    </style:style>
    <style:style style:name="P56" style:family="paragraph" style:parent-style-name="Text_20_body" style:list-style-name="L12">
      <style:text-properties officeooo:rsid="00527812" officeooo:paragraph-rsid="00527812"/>
    </style:style>
    <style:style style:name="P57" style:family="paragraph" style:parent-style-name="Text_20_body" style:list-style-name="L12">
      <style:text-properties officeooo:rsid="005602fc" officeooo:paragraph-rsid="005602fc"/>
    </style:style>
    <style:style style:name="P58" style:family="paragraph" style:parent-style-name="Text_20_body" style:list-style-name="L12">
      <style:text-properties officeooo:rsid="00573830" officeooo:paragraph-rsid="00573830"/>
    </style:style>
    <style:style style:name="P59" style:family="paragraph" style:parent-style-name="Text_20_body" style:list-style-name="L12">
      <style:text-properties officeooo:rsid="005744ac" officeooo:paragraph-rsid="005744ac"/>
    </style:style>
    <style:style style:name="P60" style:family="paragraph" style:parent-style-name="Text_20_body" style:list-style-name="L12">
      <style:text-properties officeooo:rsid="00579655" officeooo:paragraph-rsid="00579655"/>
    </style:style>
    <style:style style:name="P61" style:family="paragraph" style:parent-style-name="Text_20_body" style:list-style-name="L12">
      <style:text-properties officeooo:rsid="005822d5" officeooo:paragraph-rsid="005822d5"/>
    </style:style>
    <style:style style:name="P62" style:family="paragraph" style:parent-style-name="Text_20_body" style:list-style-name="L12">
      <style:text-properties officeooo:rsid="0059c847" officeooo:paragraph-rsid="0059c847"/>
    </style:style>
    <style:style style:name="T1" style:family="text">
      <style:text-properties officeooo:rsid="0010418b"/>
    </style:style>
    <style:style style:name="T2" style:family="text">
      <style:text-properties officeooo:rsid="00186a0a"/>
    </style:style>
    <style:style style:name="T3" style:family="text">
      <style:text-properties officeooo:rsid="0019bbdd"/>
    </style:style>
    <style:style style:name="T4" style:family="text">
      <style:text-properties officeooo:rsid="001ac6ea"/>
    </style:style>
    <style:style style:name="T5" style:family="text">
      <style:text-properties officeooo:rsid="0023c005"/>
    </style:style>
    <style:style style:name="T6" style:family="text">
      <style:text-properties officeooo:rsid="0028c5f7"/>
    </style:style>
    <style:style style:name="T7" style:family="text">
      <style:text-properties officeooo:rsid="0028f7fd"/>
    </style:style>
    <style:style style:name="T8" style:family="text">
      <style:text-properties officeooo:rsid="002b5c97"/>
    </style:style>
    <style:style style:name="T9" style:family="text">
      <style:text-properties officeooo:rsid="002c133d"/>
    </style:style>
    <style:style style:name="T10" style:family="text">
      <style:text-properties officeooo:rsid="002c6cb3"/>
    </style:style>
    <style:style style:name="T11" style:family="text">
      <style:text-properties officeooo:rsid="003164cd"/>
    </style:style>
    <style:style style:name="T12" style:family="text">
      <style:text-properties officeooo:rsid="0032beb2"/>
    </style:style>
    <style:style style:name="T13" style:family="text">
      <style:text-properties officeooo:rsid="003980d1"/>
    </style:style>
    <style:style style:name="T14" style:family="text">
      <style:text-properties officeooo:rsid="003a68bf"/>
    </style:style>
    <style:style style:name="T15" style:family="text">
      <style:text-properties officeooo:rsid="003d819a"/>
    </style:style>
    <style:style style:name="T16" style:family="text">
      <style:text-properties officeooo:rsid="003dec46"/>
    </style:style>
    <style:style style:name="T17" style:family="text">
      <style:text-properties officeooo:rsid="003f56fc"/>
    </style:style>
    <style:style style:name="T18" style:family="text">
      <style:text-properties officeooo:rsid="003fb14b"/>
    </style:style>
    <style:style style:name="T19" style:family="text">
      <style:text-properties officeooo:rsid="00426c54"/>
    </style:style>
    <style:style style:name="T20" style:family="text">
      <style:text-properties officeooo:rsid="00463e52"/>
    </style:style>
    <style:style style:name="T21" style:family="text">
      <style:text-properties officeooo:rsid="0047ed29"/>
    </style:style>
    <style:style style:name="T22" style:family="text">
      <style:text-properties officeooo:rsid="004c73ba"/>
    </style:style>
    <style:style style:name="T23" style:family="text">
      <style:text-properties officeooo:rsid="004fda69"/>
    </style:style>
    <style:style style:name="T24" style:family="text">
      <style:text-properties officeooo:rsid="0054119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rtualisation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1909897021" text:style-name="Index_20_Link" text:visited-style-name="Index_20_Link">Introduction<text:tab/>1</text:a></text:p>
          <text:p text:style-name="P1"><text:a xlink:type="simple" xlink:href="#__RefHeading___Toc108_1909897021" text:style-name="Index_20_Link" text:visited-style-name="Index_20_Link">Les avantages :<text:tab/>1</text:a></text:p>
          <text:p text:style-name="P1"><text:a xlink:type="simple" xlink:href="#__RefHeading___Toc110_1909897021" text:style-name="Index_20_Link" text:visited-style-name="Index_20_Link">Principe:<text:tab/>2</text:a></text:p>
          <text:p text:style-name="P1"><text:a xlink:type="simple" xlink:href="#__RefHeading___Toc112_1909897021" text:style-name="Index_20_Link" text:visited-style-name="Index_20_Link">2 types d’isolation :<text:tab/>2</text:a></text:p>
          <text:p text:style-name="P1"><text:a xlink:type="simple" xlink:href="#__RefHeading___Toc114_1909897021" text:style-name="Index_20_Link" text:visited-style-name="Index_20_Link">Conteneurisation : principe et avantage<text:tab/>2</text:a></text:p>
          <text:p text:style-name="P1"><text:a xlink:type="simple" xlink:href="#__RefHeading___Toc116_1909897021" text:style-name="Index_20_Link" text:visited-style-name="Index_20_Link">LXC<text:tab/>2</text:a></text:p>
          <text:p text:style-name="P1"><text:a xlink:type="simple" xlink:href="#__RefHeading___Toc118_1909897021" text:style-name="Index_20_Link" text:visited-style-name="Index_20_Link">Solutions d’isolaion d’applications :<text:tab/>3</text:a></text:p>
          <text:p text:style-name="P1"><text:a xlink:type="simple" xlink:href="#__RefHeading___Toc120_1909897021" text:style-name="Index_20_Link" text:visited-style-name="Index_20_Link">Docker et cgroup<text:tab/>3</text:a></text:p>
          <text:p text:style-name="P1"><text:a xlink:type="simple" xlink:href="#__RefHeading___Toc122_1909897021" text:style-name="Index_20_Link" text:visited-style-name="Index_20_Link">Les images dans Docker<text:tab/>3</text:a></text:p>
          <text:p text:style-name="P1"><text:a xlink:type="simple" xlink:href="#__RefHeading___Toc124_1909897021" text:style-name="Index_20_Link" text:visited-style-name="Index_20_Link">Conteneurisation VS Virtualisation<text:tab/>4</text:a></text:p>
          <text:p text:style-name="P1"><text:a xlink:type="simple" xlink:href="#__RefHeading___Toc126_1909897021" text:style-name="Index_20_Link" text:visited-style-name="Index_20_Link">Hyperviseur<text:tab/>4</text:a></text:p>
          <text:p text:style-name="P1"><text:a xlink:type="simple" xlink:href="#__RefHeading___Toc128_1909897021" text:style-name="Index_20_Link" text:visited-style-name="Index_20_Link">Les 2 types d’hyperviseur<text:tab/>4</text:a></text:p>
          <text:p text:style-name="P1"><text:a xlink:type="simple" xlink:href="#__RefHeading___Toc130_1909897021" text:style-name="Index_20_Link" text:visited-style-name="Index_20_Link">Types de virtualisation par les hyperviseurs<text:tab/>4</text:a></text:p>
          <text:p text:style-name="P2"><text:a xlink:type="simple" xlink:href="#__RefHeading___Toc132_1909897021" text:style-name="Index_20_Link" text:visited-style-name="Index_20_Link">virtualisation complète<text:tab/>4</text:a></text:p>
          <text:p text:style-name="P3"><text:a xlink:type="simple" xlink:href="#__RefHeading___Toc134_1909897021" text:style-name="Index_20_Link" text:visited-style-name="Index_20_Link">CPU virtuel<text:tab/>5</text:a></text:p>
          <text:p text:style-name="P3"><text:a xlink:type="simple" xlink:href="#__RefHeading___Toc136_1909897021" text:style-name="Index_20_Link" text:visited-style-name="Index_20_Link">RAM et MMU virtuels<text:tab/>6</text:a></text:p>
          <text:p text:style-name="P3"><text:a xlink:type="simple" xlink:href="#__RefHeading___Toc138_1909897021" text:style-name="Index_20_Link" text:visited-style-name="Index_20_Link"><text:s/>I/O virtuels<text:tab/>7</text:a></text:p>
          <text:p text:style-name="P2"><text:a xlink:type="simple" xlink:href="#__RefHeading___Toc140_1909897021" text:style-name="Index_20_Link" text:visited-style-name="Index_20_Link">Para-virtualisation<text:tab/>7</text:a></text:p>
          <text:p text:style-name="P2"><text:a xlink:type="simple" xlink:href="#__RefHeading___Toc142_1909897021" text:style-name="Index_20_Link" text:visited-style-name="Index_20_Link"><text:s/>Virtualisation matérielle<text:tab/>7</text:a></text:p>
        </text:index-body>
      </text:table-of-content>
      <text:p text:style-name="Text_20_body"/>
      <text:h text:style-name="Heading_20_1" text:outline-level="1"><text:bookmark-start text:name="__RefHeading___Toc106_1909897021"/>Introduction<text:bookmark-end text:name="__RefHeading___Toc106_1909897021"/></text:h>
      <text:p text:style-name="P7">La virtualisation est l’action de créer une version virtuelle de quelque chose, incluant s’en s’y limiter un matériel informatique, un OS, un périphérique de stockage ou des ressources réseau informatiques.</text:p>
      <text:h text:style-name="Heading_20_1" text:outline-level="1"><text:bookmark-start text:name="__RefHeading___Toc108_1909897021"/>Les avantages : <text:bookmark-end text:name="__RefHeading___Toc108_1909897021"/></text:h>
      <text:list xml:id="list2327124135" text:style-name="L1">
        <text:list-item>
          <text:p text:style-name="P8">partage de ressources physiques (CPU, RAM, HDD)</text:p>
        </text:list-item>
        <text:list-item>
          <text:p text:style-name="P8">Simplification de la maintenance</text:p>
        </text:list-item>
        <text:list-item>
          <text:p text:style-name="P8">Réduction du coût de fonctionnement en termes d’énergie, de clim</text:p>
        </text:list-item>
        <text:list-item>
          <text:p text:style-name="P8">Déploiement et administration centralisés</text:p>
        </text:list-item>
        <text:list-item>
          <text:p text:style-name="P8">Exécuter des applications qui ne sont pas supportées par l’OS hôte</text:p>
        </text:list-item>
        <text:list-item>
          <text:p text:style-name="P8">Flexibilité en matière de manipulation de machines virtuelles (les VM sont de simples fichiers à stocker ou à transférer)</text:p>
        </text:list-item>
      </text:list>
      <text:h text:style-name="Heading_20_1" text:outline-level="1"><text:bookmark-start text:name="__RefHeading___Toc110_1909897021"/><text:soft-page-break/>Principe:<text:bookmark-end text:name="__RefHeading___Toc110_1909897021"/></text:h>
      <text:list xml:id="list3239974055" text:style-name="L2">
        <text:list-item>
          <text:p text:style-name="P9">Exécuter des OS sur la même machine physique</text:p>
        </text:list-item>
        <text:list-item>
          <text:p text:style-name="P9">Partager les ressources de la machine physique entre les OS :</text:p>
          <text:list>
            <text:list-item>
              <text:p text:style-name="P9">CPU</text:p>
            </text:list-item>
            <text:list-item>
              <text:p text:style-name="P9">RAM, HDD et Memory Management Unit (MMU)</text:p>
            </text:list-item>
            <text:list-item>
              <text:p text:style-name="P9">Périphériques I/O</text:p>
            </text:list-item>
          </text:list>
        </text:list-item>
        <text:list-item>
          <text:p text:style-name="P9">Par conception, un OS a un contrôle complet sur les ressources physiques de la machine.</text:p>
        </text:list-item>
        <text:list-item>
          <text:p text:style-name="P9">Chaque OS hébergé par une VM est dit un OS invité (guest). À contrario, un OS hébergant une ou plusieurs VM est dit OS hôte (host)</text:p>
        </text:list-item>
      </text:list>
      <text:h text:style-name="Heading_20_1" text:outline-level="1"><text:bookmark-start text:name="__RefHeading___Toc112_1909897021"/>2 types d’isolation :<text:bookmark-end text:name="__RefHeading___Toc112_1909897021"/></text:h>
      <text:list xml:id="list430982630" text:style-name="L3">
        <text:list-item>
          <text:p text:style-name="P10">Isolation des applications : principe de conteneurisation</text:p>
        </text:list-item>
        <text:list-item>
          <text:p text:style-name="P10">Isolation des OS : virtualisation des OS</text:p>
        </text:list-item>
      </text:list>
      <text:h text:style-name="Heading_20_1" text:outline-level="1"><text:bookmark-start text:name="__RefHeading___Toc114_1909897021"/>Conteneurisation : principe et avantage<text:bookmark-end text:name="__RefHeading___Toc114_1909897021"/></text:h>
      <text:list xml:id="list1075504780" text:style-name="L4">
        <text:list-item>
          <text:p text:style-name="P11">Instanciation de multiples espaces utilisateur (userspaces) sur le même noyau, isolés les uns des autres à l’aide d’espaces de noms (namespaces)</text:p>
        </text:list-item>
        <text:list-item>
          <text:p text:style-name="P11">Virtualisation des applications et non des systèmes</text:p>
        </text:list-item>
        <text:list-item>
          <text:p text:style-name="P11">Gestionnaire des conteneurs fait partie de l’OS hôte et interagit avec le noyau du système</text:p>
        </text:list-item>
        <text:list-item>
          <text:p text:style-name="P11">Exemple de solution de conteneurisation : la technologie Docker Containers</text:p>
        </text:list-item>
        <text:list-item>
          <text:p text:style-name="P11">Avantages :</text:p>
          <text:list>
            <text:list-item>
              <text:p text:style-name="P11">Les conteneurs offrent un environnement léger et isolé pour héberger les applications</text:p>
            </text:list-item>
            <text:list-item>
              <text:p text:style-name="P11">Démarrage, arrêt, déploiement et gestion rapides des conteneurs : meilleures performances en comparaison avec la gestion des Vms</text:p>
            </text:list-item>
          </text:list>
        </text:list-item>
      </text:list>
      <text:h text:style-name="Heading_20_1" text:outline-level="1"><text:bookmark-start text:name="__RefHeading___Toc116_1909897021"/>LXC<text:bookmark-end text:name="__RefHeading___Toc116_1909897021"/></text:h>
      <text:list xml:id="list1632756103" text:style-name="L5">
        <text:list-item>
          <text:p text:style-name="P13">LXC est un ensemble d’outils libres avec une API permettant la création et la gestion de conteneurs d’applications</text:p>
        </text:list-item>
        <text:list-item>
          <text:p text:style-name="P13">LXC utilise les fonctionnalités suivantes du noyau :</text:p>
          <text:list>
            <text:list-item>
              <text:p text:style-name="P13">Kernel namespaces</text:p>
            </text:list-item>
            <text:list-item>
              <text:p text:style-name="P13">Apparmor (module de sécurité du noyau Linux qui permet à l’administrateur de restreindre les droits des programmes grâce à des profils) profiles et SELinux profiles</text:p>
            </text:list-item>
            <text:list-item>
              <text:p text:style-name="P13">Seccomp policies (Secure computing mode utilisé pour restreindre l’accès à une application)</text:p>
            </text:list-item>
            <text:list-item>
              <text:p text:style-name="P13"><text:soft-page-break/>Chroots (en utilisant pivot_root)</text:p>
            </text:list-item>
            <text:list-item>
              <text:p text:style-name="P13">Kernel capabilities</text:p>
            </text:list-item>
            <text:list-item>
              <text:p text:style-name="P13">Cgroups (control groups)</text:p>
            </text:list-item>
            <text:list-item>
              <text:p text:style-name="P13">Composé de la librairie liblxc et de plusieurs langages pour l’API</text:p>
            </text:list-item>
          </text:list>
        </text:list-item>
      </text:list>
      <text:h text:style-name="Heading_20_1" text:outline-level="1"><text:bookmark-start text:name="__RefHeading___Toc118_1909897021"/>Solutions d’isola<text:span text:style-name="T8">t</text:span>ion d’applications :<text:bookmark-end text:name="__RefHeading___Toc118_1909897021"/></text:h>
      <text:list xml:id="list2944315508" text:style-name="L6">
        <text:list-item>
          <text:p text:style-name="P15"><text:span text:style-name="T1">LXD</text:span></text:p>
          <text:list>
            <text:list-item>
              <text:p text:style-name="P14">écrit en Go, utilise la lbiraire LXC. Serveur démon exposant via sockets une API REST aux clien<text:span text:style-name="T9">t</text:span>s</text:p>
            </text:list-item>
            <text:list-item>
              <text:p text:style-name="P14">Permet l’accès à des VMS hébergées dans des containers linux</text:p>
            </text:list-item>
          </text:list>
        </text:list-item>
        <text:list-item>
          <text:p text:style-name="P14">OpenVZ</text:p>
          <text:list>
            <text:list-item>
              <text:p text:style-name="P14">Basée sur containers linux. Requiert OS Invité Linux et OS hote linux</text:p>
            </text:list-item>
          </text:list>
        </text:list-item>
        <text:list-item>
          <text:p text:style-name="P14">Windows Server Containers</text:p>
          <text:list>
            <text:list-item>
              <text:p text:style-name="P14">Implemente containers linux sous Windows</text:p>
            </text:list-item>
          </text:list>
        </text:list-item>
        <text:list-item>
          <text:p text:style-name="P14">Hyper-V Containers</text:p>
        </text:list-item>
        <text:list-item>
          <text:p text:style-name="P14">Docker Containers</text:p>
        </text:list-item>
      </text:list>
      <text:p text:style-name="P12"/>
      <text:h text:style-name="Heading_20_1" text:outline-level="1"><text:bookmark-start text:name="__RefHeading___Toc120_1909897021"/>Docker et cgroup<text:bookmark-end text:name="__RefHeading___Toc120_1909897021"/></text:h>
      <text:p text:style-name="P16">La technol<text:span text:style-name="T7">o</text:span>gie Docker utilise les concepts de namespace, cgroup et Aufs</text:p>
      <text:p text:style-name="P16">Aufs : Another Union File System</text:p>
      <text:list xml:id="list834033967" text:style-name="L7">
        <text:list-item>
          <text:p text:style-name="P17">Technologie Linux permettnt aux fichiers et aux répertoirs de différents systèmes de fichiers de coexiser sous une seule racine</text:p>
          <text:list>
            <text:list-item>
              <text:p text:style-name="P17">Ces répertoires sont appelés branches sous Aufs et couches sous Docker</text:p>
            </text:list-item>
          </text:list>
        </text:list-item>
        <text:list-item>
          <text:p text:style-name="P17">docker utilise cette tecnologie pour gérer es conteneurs et les images de base.</text:p>
        </text:list-item>
      </text:list>
      <text:p text:style-name="P16"/>
      <text:h text:style-name="Heading_20_1" text:outline-level="1"><text:bookmark-start text:name="__RefHeading___Toc122_1909897021"/>Les images dans <text:span text:style-name="T7">Doc</text:span>ker<text:bookmark-end text:name="__RefHeading___Toc122_1909897021"/></text:h>
      <text:p text:style-name="P16"><text:tab/>Insérer capture écran ici ! 04122020-19:16</text:p>
      <text:p text:style-name="P16"><text:tab/>Une image Docker contien une couche appli, une couche Unbunt et une couche racine</text:p>
      <text:p text:style-name="P18"><text:tab/>Chaque image possège un ID unique</text:p>
      <text:p text:style-name="P18"/>
      <text:p text:style-name="P18">Un conteneur Docker est un répertoire, il héberge une image binaire</text:p>
      <text:p text:style-name="P18"><text:soft-page-break/>Un démon Docker est un serveur démon qui gère les conteneurs</text:p>
      <text:p text:style-name="P18"/>
      <text:h text:style-name="Heading_20_1" text:outline-level="1"><text:bookmark-start text:name="__RefHeading___Toc124_1909897021"/>Conteneurisation VS Virtualisation<text:bookmark-end text:name="__RefHeading___Toc124_1909897021"/></text:h>
      <text:p text:style-name="P19">Insérer capture écran ici<text:tab/>04122020-19:21</text:p>
      <text:p text:style-name="P19"/>
      <text:h text:style-name="Heading_20_1" text:outline-level="1"><text:bookmark-start text:name="__RefHeading___Toc126_1909897021"/>Hyperviseur<text:bookmark-end text:name="__RefHeading___Toc126_1909897021"/></text:h>
      <text:list xml:id="list2889529549" text:style-name="L9">
        <text:list-item>
          <text:p text:style-name="P21">Gestionnaire de VM</text:p>
        </text:list-item>
        <text:list-item>
          <text:p text:style-name="P21">Interface avec les Vms</text:p>
        </text:list-item>
        <text:list-item>
          <text:p text:style-name="P21">Possède plus de privilèges système que les OS invités</text:p>
        </text:list-item>
        <text:list-item>
          <text:p text:style-name="P21">Peut s’exécuter directement sur une machine nue : on parle d’hyperviseur de type 1 ou hyperviseur autonome (standalone)</text:p>
        </text:list-item>
        <text:list-item>
          <text:p text:style-name="P21">Peut s’exécuter sur l’OS hôte de la machine : on parle d’hyperviseur de type 2 ou hyperviseur basé sur l’hôte (hosted)</text:p>
        </text:list-item>
      </text:list>
      <text:p text:style-name="P20"/>
      <text:h text:style-name="Heading_20_1" text:outline-level="1"><text:bookmark-start text:name="__RefHeading___Toc128_1909897021"/>Les 2 types d’hyperviseur<text:bookmark-end text:name="__RefHeading___Toc128_1909897021"/></text:h>
      <text:p text:style-name="P22">Les hyperviseurs de type 1 et 2 s’appuient sur la virtualisation complète :</text:p>
      <text:list xml:id="list1866335663" text:style-name="L11">
        <text:list-item>
          <text:p text:style-name="P23">CPU, RAM, I/O</text:p>
        </text:list-item>
      </text:list>
      <text:p text:style-name="P22">Les mêmes ressource physiques sont partagées par les OS invités</text:p>
      <text:p text:style-name="P22"/>
      <text:p text:style-name="P22">Insérer capture écran ici : 04122020-19:26</text:p>
      <text:p text:style-name="P22"/>
      <text:h text:style-name="Heading_20_1" text:outline-level="1"><text:bookmark-start text:name="__RefHeading___Toc130_1909897021"/>Types de virtualisation par les hyperviseurs<text:bookmark-end text:name="__RefHeading___Toc130_1909897021"/></text:h>
      <text:list xml:id="list3448149386" text:style-name="L14">
        <text:list-item>
          <text:h text:style-name="P4" text:outline-level="2"><text:bookmark-start text:name="__RefHeading___Toc132_1909897021"/>virtualisation complète<text:bookmark-end text:name="__RefHeading___Toc132_1909897021"/></text:h>
        </text:list-item>
      </text:list>
      <text:list xml:id="list584521067" text:style-name="L12">
        <text:list-item>
          <text:list>
            <text:list-item>
              <text:p text:style-name="P24">fournit un environnement virtuel (ressources) pour représentes une architerture réelle (physique)</text:p>
            </text:list-item>
            <text:list-item>
              <text:p text:style-name="P24">L’OS invité s’exécute au sein d’une machine virtuelle</text:p>
            </text:list-item>
            <text:list-item>
              <text:p text:style-name="P24">L’OS invité n’a pas conscience d’être virtualisé</text:p>
            </text:list-item>
            <text:list-item>
              <text:p text:style-name="P24">Aucune modification du code source de l’OS invité n’est requise</text:p>
            </text:list-item>
            <text:list-item>
              <text:p text:style-name="P27">Elle fournit pour chaque VM une simulation complète du matériel qui se traduit par :</text:p>
              <text:list>
                <text:list-item>
                  <text:h text:style-name="P6" text:outline-level="3"><text:bookmark-start text:name="__RefHeading___Toc134_1909897021"/><text:soft-page-break/>CPU virtuel<text:bookmark-end text:name="__RefHeading___Toc134_1909897021"/></text:h>
                  <text:list>
                    <text:list-item>
                      <text:p text:style-name="P28">L’hyperviseur gère le contexte CPU pour chaque VM</text:p>
                      <text:list>
                        <text:list-item>
                          <text:p text:style-name="P28">Sauvegarde d’une copie des registres du CPU</text:p>
                        </text:list-item>
                        <text:list-item>
                          <text:p text:style-name="P28">Représentation émulée du contexte du CPU</text:p>
                        </text:list-item>
                      </text:list>
                    </text:list-item>
                    <text:list-item>
                      <text:p text:style-name="P28">L’hyperviseur comporte un ordonnanceur de V<text:span text:style-name="T4">M</text:span>s de type  :</text:p>
                      <text:list>
                        <text:list-item>
                          <text:p text:style-name="P28">Tourniquet (round robin)</text:p>
                          <text:list>
                            <text:list-item>
                              <text:p text:style-name="P29">Chaque VM aura son instruction exécutée à son tour, ça boucle</text:p>
                            </text:list-item>
                          </text:list>
                        </text:list-item>
                        <text:list-item>
                          <text:p text:style-name="P28">Basé sur des priorités</text:p>
                          <text:list>
                            <text:list-item>
                              <text:p text:style-name="P30">Chaque VM a une priorit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La relation entre l’hyperviseur et les VMS est simaire à la relation en tre un OS et ses processus</text:p>
                    </text:list-item>
                    <text:list-item>
                      <text:p text:style-name="P31">Garantit une isolation mutuelle entre les vMS</text:p>
                    </text:list-item>
                    <text:list-item>
                      <text:p text:style-name="P31">Protège <text:span text:style-name="T10">l’hyperviseur </text:span>des Vms</text:p>
                    </text:list-item>
                    <text:list-item>
                      <text:p text:style-name="P31">Exécute directement des images binaires natives des OS invitésdans un mode non privilégié</text:p>
                    </text:list-item>
                    <text:list-item>
                      <text:p text:style-name="P31">L’hyperviseur émule l’accès aux ressources protégées effectué par les OS guest</text:p>
                    </text:list-item>
                    <text:list-item>
                      <text:p text:style-name="P32">Insérer ici capture 04122020-19:44</text:p>
                    </text:list-item>
                    <text:list-item>
                      <text:p text:style-name="P33">Instructions critiques</text:p>
                      <text:list>
                        <text:list-item>
                          <text:p text:style-name="P33">Instructions privilégiées</text:p>
                        </text:list-item>
                        <text:list-item>
                          <text:p text:style-name="P33">Agissent sur des ressources matérielles</text:p>
                        </text:list-item>
                        <text:list-item>
                          <text:p text:style-name="P33">Ne peuvent être exécutées directement par les OS guest</text:p>
                        </text:list-item>
                        <text:list-item>
                          <text:p text:style-name="P33">Doivent être détectées et émulées par l’hypervseur</text:p>
                        </text:list-item>
                        <text:list-item>
                          <text:p text:style-name="P33">Translation dynamique binaire du code du noyau</text:p>
                        </text:list-item>
                        <text:list-item>
                          <text:p text:style-name="P33">Translation faite une fois, sauvegardée dans un cache</text:p>
                        </text:list-item>
                        <text:list-item>
                          <text:p text:style-name="P33">Exemple : VMWare</text:p>
                        </text:list-item>
                      </text:list>
                    </text:list-item>
                    <text:list-item>
                      <text:p text:style-name="P34">Virtualisation des instructions privilégiées</text:p>
                      <text:list>
                        <text:list-item>
                          <text:p text:style-name="P34">Autorisées uniquement en mode supervisé (privilégié)</text:p>
                          <text:list>
                            <text:list-item>
                              <text:p text:style-name="P34">Ex cli/sti pour masquer/démasquer les interruptions sur x86</text:p>
                            </text:list-item>
                          </text:list>
                        </text:list-item>
                        <text:list-item>
                          <text:p text:style-name="P34">Lorsqu’elles sont exécutées en mode non privilégié</text:p>
                          <text:list>
                            <text:list-item>
                              <text:p text:style-name="P34">Le processeur détecte automatiquement la violation d’un privilège</text:p>
                            </text:list-item>
                            <text:list-item>
                              <text:p text:style-name="P34">Déclenche une exception de type « privilege violation »</text:p>
                            </text:list-item>
                          </text:list>
                        </text:list-item>
                        <text:list-item>
                          <text:p text:style-name="P34">Instructions capturées par l’hyperviseur qui émule leur effet</text:p>
                          <text:list>
                            <text:list-item>
                              <text:p text:style-name="P34"><text:soft-page-break/>Ex cli/sti</text:p>
                              <text:list>
                                <text:list-item>
                                  <text:p text:style-name="P34">L’hyperviseur ne masque/démasque pas les interruptions du CPU</text:p>
                                </text:list-item>
                                <text:list-item>
                                  <text:p text:style-name="P34">Enregistre « interrupt mask status » dans le contexte de la VM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L’hyperviseur analyse dynamiquement le code binaire de l’OS invité pour trouver es instructions critiques</text:p>
                          <text:list>
                            <text:list-item>
                              <text:list>
                                <text:list-item>
                                  <text:p text:style-name="P34">L’hyperviseur remplace ces instructions par une exception d’appel de l’hyperviseu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Exemple d’Intel IA32</text:p>
                      <text:list>
                        <text:list-item>
                          <text:p text:style-name="P35">Exemple des instr<text:span text:style-name="T5">uc</text:span>tions pushf/popf</text:p>
                          <text:list>
                            <text:list-item>
                              <text:p text:style-name="P35">pushf sauvegarde le registre EFLAG dans la pile</text:p>
                            </text:list-item>
                            <text:list-item>
                              <text:p text:style-name="P35">cli masque les interruptions en mettant 0 EFLAG.IF</text:p>
                            </text:list-item>
                            <text:list-item>
                              <text:p text:style-name="P35">popf restaure le registre EFLAG pour démarquer les interruptions</text:p>
                            </text:list-item>
                          </text:list>
                        </text:list-item>
                        <text:list-item>
                          <text:p text:style-name="P35">cli est une instruction privilégiée car elle modifie le registre EFLAG</text:p>
                          <text:list>
                            <text:list-item>
                              <text:p text:style-name="P35">Lorsqu’elle est exécutée par un OS guest, elle déclenche une exception qui est capturée par l’hyperviseur</text:p>
                            </text:list-item>
                            <text:list-item>
                              <text:p text:style-name="P35">L’hyperviseur enregistre le masquage d’interruption dans le contexte de la VM courante</text:p>
                            </text:list-item>
                          </text:list>
                        </text:list-item>
                        <text:list-item>
                          <text:p text:style-name="P35">popf ne génère pas d’exceptions : l’hyperviseur n’est pas au courant de l’opération de démasquage par l’OS guest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<text:bookmark-start text:name="__RefHeading___Toc136_1909897021"/>RAM et MMU virtuels<text:bookmark-end text:name="__RefHeading___Toc136_1909897021"/></text:h>
                  <text:list>
                    <text:list-item>
                      <text:p text:style-name="P36">Le processeur intègre une MMU (Memory Management Unit)</text:p>
                    </text:list-item>
                    <text:list-item>
                      <text:p text:style-name="P36">La mémoire virtuelle est gérée par le noyau de l’OS</text:p>
                      <text:list>
                        <text:list-item>
                          <text:p text:style-name="P36">fournit un espace d’adressage virtuel pour chaque process</text:p>
                          <text:list>
                            <text:list-item>
                              <text:p text:style-name="P36">4GO pour les archi 32bits x86</text:p>
                            </text:list-item>
                          </text:list>
                        </text:list-item>
                        <text:list-item>
                          <text:p text:style-name="P36">Efectue la translation d’adresse virtuelle → physique</text:p>
                        </text:list-item>
                        <text:list-item>
                          <text:p text:style-name="P36">Gère un espace swap pour étendre la mémoire physique (RAM)</text:p>
                        </text:list-item>
                      </text:list>
                    </text:list-item>
                    <text:list-item>
                      <text:p text:style-name="P37">Insérer ici capture 04122020-19:56 <text:span text:style-name="T6">et 19:59 </text:span><text:span text:style-name="T7">et 20:00</text:span></text:p>
                    </text:list-item>
                    <text:list-item>
                      <text:p text:style-name="P39">Mémoire à accès direct (RAM)</text:p>
                      <text:list>
                        <text:list-item>
                          <text:p text:style-name="P39">Mémoire physique disponible sur une machine</text:p>
                        </text:list-item>
                      </text:list>
                    </text:list-item>
                    <text:list-item>
                      <text:p text:style-name="P39">Mémoire physique des OS invités</text:p>
                      <text:list>
                        <text:list-item>
                          <text:p text:style-name="P39">Partie de la mémoire RAM affectée à une VM par ‘lhyperviseur</text:p>
                        </text:list-item>
                        <text:list-item>
                          <text:p text:style-name="P39">La somme des mémoires physiques des OS invitéspeut-être supérieure à la mémoire physique réelle</text:p>
                          <text:list>
                            <text:list-item>
                              <text:p text:style-name="P39"><text:soft-page-break/>L’hyperviseur utilise une zone de swap</text:p>
                            </text:list-item>
                          </text:list>
                        </text:list-item>
                        <text:list-item>
                          <text:p text:style-name="P39">Mémoire virtuelle des OS invités</text:p>
                          <text:list>
                            <text:list-item>
                              <text:p text:style-name="P39">Tout OS invité gère un espace d’adressage virtuel pour ses process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Un OS invité gère des pages physiques</text:p>
                      <text:list>
                        <text:list-item>
                          <text:p text:style-name="P40">Gère la MMU avec ses propres entrées de page</text:p>
                        </text:list-item>
                        <text:list-item>
                          <text:p text:style-name="P40">Traduit les adresses virtuelles vers les adresses physiques de l’invité (Guest Physical Addresses = GPA)</text:p>
                        </text:list-item>
                      </text:list>
                    </text:list-item>
                    <text:list-item>
                      <text:p text:style-name="P40">L’hyperviseur, de manière transparente, gère les cases mémoire</text:p>
                      <text:list>
                        <text:list-item>
                          <text:p text:style-name="P40">Adresse physique de l’invité ≠ adresse physique de la RAM</text:p>
                        </text:list-item>
                        <text:list-item>
                          <text:p text:style-name="P40">L’hyperviseur traduit dynamiquement les pages physiques de l’OS invité en adresse mémoire RAM</text:p>
                        </text:list-item>
                        <text:list-item>
                          <text:p text:style-name="P41">Insérer ici capture 04122020-20:07</text:p>
                        </text:list-item>
                      </text:list>
                    </text:list-item>
                    <text:list-item>
                      <text:p text:style-name="P42">L’hyperviseur maintient des tables de pages fantômes (Shadow Paage Tables)</text:p>
                      <text:list>
                        <text:list-item>
                          <text:p text:style-name="P42">Copies des tables de translation des OS invités</text:p>
                          <text:list>
                            <text:list-item>
                              <text:p text:style-name="P43">Les entrées des tables de page sont stockées dans la TLB (Translation Lookahead Buffer)</text:p>
                            </text:list-item>
                            <text:list-item>
                              <text:p text:style-name="P43">Ces entrées sont marquées à l’aide du PID du processus en cours poru les distinguer des entrées des autres tables de pages, ce qui évite de vider la <text:span text:style-name="T11">T</text:span>LB lors d’une commutation de contexte à cause de l’exécution d’un nouveau processus</text:p>
                            </text:list-item>
                            <text:list-item>
                              <text:p text:style-name="P43">Les processus de différents OS invités peuvent avoir le même PID → l’hyperviseur doit vider la TLB lors du changement de VM</text:p>
                            </text:list-item>
                          </text:list>
                        </text:list-item>
                        <text:list-item>
                          <text:p text:style-name="P44">Gestion des pages des OS invités</text:p>
                          <text:list>
                            <text:list-item>
                              <text:p text:style-name="P44">L’hyperviseur peut dynamiquement distribuer la mémoire physique (RAM) <text:s/>entre les Vms</text:p>
                            </text:list-item>
                            <text:list-item>
                              <text:p text:style-name="P44">L’hyperviseur peut mettre dans la zone de swap les pages réelles des OS invités</text:p>
                            </text:list-item>
                            <text:list-item>
                              <text:p text:style-name="P44">L’hyperviseur doit respecter les défauts de page des OS invité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L’hyperviseur capture les opération de translation d’adresses effec<text:span text:style-name="T12">t</text:span>uées par l’OS invité</text:p>
                      <text:list>
                        <text:list-item>
                          <text:p text:style-name="P42">Protège l’accès en écriture aux tables des OS invités</text:p>
                        </text:list-item>
                        <text:list-item>
                          <text:p text:style-name="P42">Émule l’opération dans les tables de pages fantômes</text:p>
                        </text:list-item>
                        <text:list-item>
                          <text:p text:style-name="P42">Met à jour la table de page de la MMU si nécessaire</text:p>
                        </text:list-item>
                      </text:list>
                    </text:list-item>
                  </text:list>
                </text:list-item>
                <text:list-item>
                  <text:h text:style-name="P6" text:outline-level="3"><text:bookmark-start text:name="__RefHeading___Toc138_1909897021"/><text:soft-page-break/><text:s/>I/O virtuels<text:bookmark-end text:name="__RefHeading___Toc138_1909897021"/></text:h>
                </text:list-item>
              </text:list>
            </text:list-item>
          </text:list>
        </text:list-item>
        <text:list-item>
          <text:h text:style-name="P5" text:outline-level="2"><text:bookmark-start text:name="__RefHeading___Toc140_1909897021"/>Para-virtualisation<text:bookmark-end text:name="__RefHeading___Toc140_1909897021"/></text:h>
          <text:list>
            <text:list-item>
              <text:p text:style-name="P25">Collaboration entre hyperviseur et OS invité</text:p>
            </text:list-item>
            <text:list-item>
              <text:p text:style-name="P25">Le code source de l’OS invité est modifié de façon à appeler directement l’hyperviseur (à l’aide d’hypercall) pour exécuter des instructions privilégiées</text:p>
            </text:list-item>
            <text:list-item>
              <text:p text:style-name="P25">Insérer ici <text:span text:style-name="T2">les 2 </text:span>capture<text:span text:style-name="T2">s</text:span> 04122020-19:33 <text:span text:style-name="T2">et 19:34</text:span></text:p>
            </text:list-item>
            <text:list-item>
              <text:p text:style-name="P45">L’OS invité s’exécute en mode privilégié mais avec moins d’overhead</text:p>
            </text:list-item>
            <text:list-item>
              <text:p text:style-name="P45">Dans le noyau de l’OS invité, les instructions privilégiées sont remplacées par des appels à l’hyperviseur</text:p>
            </text:list-item>
            <text:list-item>
              <text:p text:style-name="P45">Les OS invités utilisent uniquement les I/O virtuels</text:p>
            </text:list-item>
            <text:list-item>
              <text:p text:style-name="P45">Evite les bufers d’I/O suplémentaires utilisés dans la virtualisation</text:p>
            </text:list-item>
            <text:list-item>
              <text:p text:style-name="P45">L’hyperviseur multiplexe les périphériques virtuels des Vms sur les I/O physiques</text:p>
            </text:list-item>
            <text:list-item>
              <text:p text:style-name="P45">Insérer ici capture <text:span text:style-name="T13">04122020-</text:span>20:20 <text:span text:style-name="T14">et 20:21</text:span></text:p>
            </text:list-item>
          </text:list>
        </text:list-item>
        <text:list-item>
          <text:h text:style-name="P5" text:outline-level="2"><text:bookmark-start text:name="__RefHeading___Toc142_1909897021"/><text:s/><text:span text:style-name="T3">Virtualisation matérielle</text:span><text:bookmark-end text:name="__RefHeading___Toc142_1909897021"/></text:h>
          <text:list>
            <text:list-item>
              <text:p text:style-name="P26">Appelée aussi virtualisation accélerée</text:p>
            </text:list-item>
            <text:list-item>
              <text:p text:style-name="P38"><text:span text:style-name="T3">Support matériel </text:span><text:span text:style-name="T15">pour la virtualisation</text:span><text:span text:style-name="T3"> : Intel VT-x ou AMD-V pour </text:span><text:span text:style-name="T16">CPU</text:span><text:span text:style-name="T3"> x86 </text:span><text:span text:style-name="T17">since</text:span><text:span text:style-name="T3"> 2006</text:span></text:p>
            </text:list-item>
            <text:list-item>
              <text:p text:style-name="P26">Le support de virtualisation pour x86 est utilisé par VMWare Workstation par ex</text:p>
            </text:list-item>
            <text:list-item>
              <text:p text:style-name="P46">Objectifs</text:p>
              <text:list>
                <text:list-item>
                  <text:p text:style-name="P46">Supporter plus de 100VM</text:p>
                </text:list-item>
                <text:list-item>
                  <text:p text:style-name="P46">Partage de ressources</text:p>
                </text:list-item>
              </text:list>
            </text:list-item>
            <text:list-item>
              <text:p text:style-name="P47">Ex<text:span text:style-name="T18">é</text:span>cute des OS binaires non modifiés avec un minimum d’overhead</text:p>
            </text:list-item>
            <text:list-item>
              <text:p text:style-name="P47">Simplifie le développement de l’hyperviseur</text:p>
            </text:list-item>
            <text:list-item>
              <text:p text:style-name="P47">Exemples :</text:p>
              <text:list>
                <text:list-item>
                  <text:p text:style-name="P47">KVM (Intel-VT, AMD-V)</text:p>
                </text:list-item>
                <text:list-item>
                  <text:p text:style-name="P47">VMWare (Intel-VT)</text:p>
                </text:list-item>
              </text:list>
            </text:list-item>
            <text:list-item>
              <text:p text:style-name="P48">Virtualisation du CPU</text:p>
              <text:list>
                <text:list-item>
                  <text:p text:style-name="P48">AMDV</text:p>
                </text:list-item>
                <text:list-item>
                  <text:p text:style-name="P48"><text:span text:style-name="T19">Architectures </text:span>VT-<text:span text:style-name="T21">x </text:span><text:span text:style-name="T19">(x86)</text:span></text:p>
                  <text:list>
                    <text:list-item>
                      <text:p text:style-name="P49">Supporte des OS invitésde code source non modifié</text:p>
                    </text:list-item>
                    <text:list-item>
                      <text:p text:style-name="P49">Simplifie les tâches de l’hyperviseur et améliore les performances</text:p>
                    </text:list-item>
                    <text:list-item>
                      <text:p text:style-name="P49"><text:span text:style-name="T20">M</text:span>inimise l’empreinte mémoire de l’hyperviseur</text:p>
                      <text:list>
                        <text:list-item>
                          <text:p text:style-name="P49"><text:soft-page-break/>Supprime les tables de page mémoire</text:p>
                        </text:list-item>
                      </text:list>
                    </text:list-item>
                    <text:list-item>
                      <text:p text:style-name="P49">Insérer ici capture 04122020-20:30</text:p>
                    </text:list-item>
                    <text:list-item>
                      <text:p text:style-name="P50">2 modes de transition CPU ont été introduits</text:p>
                      <text:list>
                        <text:list-item>
                          <text:p text:style-name="P50">Mode root VMX destiné à l’hyperviseur</text:p>
                        </text:list-item>
                        <text:list-item>
                          <text:p text:style-name="P50">Mode non root VMX contrôlé par l’hyperviseur et destinés aux OS invités <text:span text:style-name="T22">au sein de VM sans modification du code source des OS</text:span></text:p>
                        </text:list-item>
                        <text:list-item>
                          <text:p text:style-name="P51">Chaque mode possède différents niveaux de privilèges (ring 0 à ring 3)</text:p>
                        </text:list-item>
                      </text:list>
                    </text:list-item>
                    <text:list-item>
                      <text:p text:style-name="P50">Contexte de l’OS invité :</text:p>
                      <text:list>
                        <text:list-item>
                          <text:p text:style-name="P50">valeurs des registres sauvegardés lors de VM Exit</text:p>
                        </text:list-item>
                        <text:list-item>
                          <text:p text:style-name="P50">bitmap (registre masque) des exceptions</text:p>
                        </text:list-item>
                      </text:list>
                    </text:list-item>
                    <text:list-item>
                      <text:p text:style-name="P50">Du mode root VMX vers le mode non-root VMX → VM Enter</text:p>
                    </text:list-item>
                    <text:list-item>
                      <text:p text:style-name="P50">Du mode non-root VMX vers le mode root VMX → VM Exit</text:p>
                    </text:list-item>
                    <text:list-item>
                      <text:p text:style-name="P52">Les VM utilisent une structure de données</text:p>
                      <text:list>
                        <text:list-item>
                          <text:p text:style-name="P52">appelée Virtual Machine Control Structure (VMCS) pour chaque vM</text:p>
                        </text:list-item>
                        <text:list-item>
                          <text:p text:style-name="P52">référencée avec une adresse p<text:span text:style-name="T23">h</text:span>ysique en RAM</text:p>
                        </text:list-item>
                        <text:list-item>
                          <text:p text:style-name="P52">Nouvelles instructions VT-x pour accéder à la structure VMCS</text:p>
                        </text:list-item>
                      </text:list>
                    </text:list-item>
                    <text:list-item>
                      <text:p text:style-name="P52">Toute interruption matérielle non masquable (comme un bouton reset) provoque l’arrêt de la VM (VM Exit). L’OS ne peut pas masquer ce type d’interruption</text:p>
                    </text:list-item>
                    <text:list-item>
                      <text:p text:style-name="P53">Instructions VMX</text:p>
                      <text:list>
                        <text:list-item>
                          <text:p text:style-name="P53">Insérer ici capture 04122020-20:38</text:p>
                        </text:list-item>
                      </text:list>
                    </text:list-item>
                  </text:list>
                </text:list-item>
                <text:list-item>
                  <text:p text:style-name="P48">ARM CortexA15</text:p>
                </text:list-item>
              </text:list>
            </text:list-item>
            <text:list-item>
              <text:p text:style-name="P48">Virtualisation de MMU</text:p>
              <text:list>
                <text:list-item>
                  <text:p text:style-name="P48">Intel Extended Page Tables (EPT)</text:p>
                  <text:list>
                    <text:list-item>
                      <text:p text:style-name="P54">Second niveau des tables de pages dans la MMU</text:p>
                    </text:list-item>
                    <text:list-item>
                      <text:p text:style-name="P54">Traduit les adresses physiques de l’invité en adresses physiques de la RAM</text:p>
                    </text:list-item>
                    <text:list-item>
                      <text:p text:style-name="P54">Insérer ici capture 04122020-20:45</text:p>
                    </text:list-item>
                    <text:list-item>
                      <text:p text:style-name="P55">L’hyperviseur contrôle les tables de pages EPT (Extended Page Tables)</text:p>
                    </text:list-item>
                    <text:list-item>
                      <text:p text:style-name="P55">EPT est utilisé en mode non-root VMW</text:p>
                      <text:list>
                        <text:list-item>
                          <text:p text:style-name="P55">Activé lors d’un VM Enter</text:p>
                        </text:list-item>
                        <text:list-item>
                          <text:p text:style-name="P55">Désactivé lors d’un VM Exit</text:p>
                        </text:list-item>
                      </text:list>
                    </text:list-item>
                    <text:list-item>
                      <text:p text:style-name="P55">Le registre EPTP pointe sur les EPT</text:p>
                      <text:list>
                        <text:list-item>
                          <text:p text:style-name="P55">Instancié par l’hyperviseur</text:p>
                        </text:list-item>
                        <text:list-item>
                          <text:p text:style-name="P55"><text:soft-page-break/>Sauvegardé dans la structure VMCS</text:p>
                        </text:list-item>
                        <text:list-item>
                          <text:p text:style-name="P55">Chargé à partir de VMCS lors d’un VM Entry</text:p>
                        </text:list-item>
                        <text:list-item>
                          <text:p text:style-name="P56">Insérer ici capture 04122020-20:47 <text:span text:style-name="T24">et 20:49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8">AMD Nested Page Tables (NPT)</text:p>
                </text:list-item>
              </text:list>
            </text:list-item>
            <text:list-item>
              <text:p text:style-name="P48">Virtualisation du DMA</text:p>
              <text:list>
                <text:list-item>
                  <text:p text:style-name="P57">Insérer ici capture 04122020-20:52</text:p>
                </text:list-item>
                <text:list-item>
                  <text:p text:style-name="P48">IOMMU</text:p>
                  <text:list>
                    <text:list-item>
                      <text:p text:style-name="P61">Input Output Memory Management Unit</text:p>
                    </text:list-item>
                    <text:list-item>
                      <text:p text:style-name="P58">L’isolation DMA ne permet pas à l’hyperviseur de faire une translation d’adresses physiques → virtuelles</text:p>
                    </text:list-item>
                    <text:list-item>
                      <text:p text:style-name="P58">IOMMU est une extension du mécanisme de translation qui se charge de faire cette translation d’adresses</text:p>
                    </text:list-item>
                    <text:list-item>
                      <text:p text:style-name="P60">IOMMU fait partie du DMA</text:p>
                    </text:list-item>
                    <text:list-item>
                      <text:p text:style-name="P60">IOMMU traduit les DVA en adresse physique RAM</text:p>
                    </text:list-item>
                    <text:list-item>
                      <text:p text:style-name="P60">IOMMU manipule des tables comme la MMU</text:p>
                      <text:list>
                        <text:list-header>
                          <text:p text:style-name="P60">Cchaque périphérique (device) sera affecté à un domaine de protection à part</text:p>
                        </text:list-header>
                        <text:list-item>
                          <text:p text:style-name="P60">Le domaine a une vision de l’espace mémoire qui est différent de l’espace physique de la RAM</text:p>
                        </text:list-item>
                      </text:list>
                    </text:list-item>
                  </text:list>
                </text:list-item>
                <text:list-item>
                  <text:p text:style-name="P58">Permet aux OS invités de gérer les I/O</text:p>
                  <text:list>
                    <text:list-item>
                      <text:p text:style-name="P58">Ils sont assignés par l’hyperviseur aux OS invités</text:p>
                    </text:list-item>
                  </text:list>
                </text:list-item>
                <text:list-item>
                  <text:p text:style-name="P58">Mode transparent</text:p>
                  <text:list>
                    <text:list-item>
                      <text:p text:style-name="P58">Utilise les drivers natifs de l’OS invité</text:p>
                    </text:list-item>
                    <text:list-item>
                      <text:p text:style-name="P58">N’a pas conscience de la virtualisation de la mémoire physique</text:p>
                    </text:list-item>
                  </text:list>
                </text:list-item>
                <text:list-item>
                  <text:p text:style-name="P58">Renforce l’isolation entre OS invités</text:p>
                  <text:list>
                    <text:list-item>
                      <text:p text:style-name="P58">Les OS invités ne voient que les ressources matérielles attribuées </text:p>
                    </text:list-item>
                  </text:list>
                </text:list-item>
                <text:list-item>
                  <text:p text:style-name="P59">Insérer capture 04122020-21:03</text:p>
                </text:list-item>
                <text:list-item>
                  <text:p text:style-name="P60">Translation DMA dans Intel VT-d</text:p>
                  <text:list>
                    <text:list-item>
                      <text:p text:style-name="P60">VT-d manipule des adresses spécifiées dans la commande DMA dites DMA Virtual Adress (DVA), adresse physique de l’OS invité assignée au périphérique I/O</text:p>
                    </text:list-item>
                    <text:list-item>
                      <text:p text:style-name="P60">VT-d traduit les DVA en adresse physique RAM</text:p>
                    </text:list-item>
                    <text:list-item>
                      <text:p text:style-name="P60">VT-d est un support pour plusieurs domaines de protection</text:p>
                      <text:list>
                        <text:list-item>
                          <text:p text:style-name="P60">Il y a une translation DVA → adresse RAM</text:p>
                        </text:list-item>
                        <text:list-item>
                          <text:p text:style-name="P60"><text:soft-page-break/>Doit identifier le périphérique concerné par la commande DMA</text:p>
                        </text:list-item>
                      </text:list>
                    </text:list-item>
                  </text:list>
                </text:list-item>
                <text:list-item>
                  <text:p text:style-name="P62">Les OS invités interagissent directement avec le matériel, sans ou avec une implication minimale de l’hyperviseu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8:26:16.215930838</meta:creation-date>
    <meta:generator>LibreOffice/6.4.6.2$Linux_X86_64 LibreOffice_project/40$Build-2</meta:generator>
    <dc:date>2020-12-04T21:10:00.221419216</dc:date>
    <meta:editing-duration>PT2H32M50S</meta:editing-duration>
    <meta:editing-cycles>87</meta:editing-cycles>
    <meta:document-statistic meta:table-count="0" meta:image-count="0" meta:object-count="0" meta:page-count="11" meta:paragraph-count="270" meta:word-count="2369" meta:character-count="14011" meta:non-whitespace-character-count="12125"/>
  </office:meta>
</office:document-meta>
</file>